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70H16M00.872051S" calcext:value-type="time">
            <text:p>570:16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/>
          <table:table-cell table:formula="of:=IF([.C121]-[.B121] &gt; 0; [.C121]-[.B1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1]-[.F121] &gt; 0; [.G121]-[.F121]; 0)" office:value-type="time" office:time-value="PT00H00M00S" calcext:value-type="time">
            <text:p>00:00</text:p>
          </table:table-cell>
          <table:table-cell table:formula="of:=[.D121]+[.H121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Tutorial / timer warning cleanup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22]-[.B122] &gt; 0; [.C122]-[.B1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2]-[.F122] &gt; 0; [.G122]-[.F122]; 0)" office:value-type="time" office:time-value="PT00H00M00S" calcext:value-type="time">
            <text:p>00:00</text:p>
          </table:table-cell>
          <table:table-cell table:formula="of:=[.D122]+[.H1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3]-[.B123] &gt; 0; [.C123]-[.B1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3]-[.F123] &gt; 0; [.G123]-[.F123]; 0)" office:value-type="time" office:time-value="PT00H00M00S" calcext:value-type="time">
            <text:p>00:00</text:p>
          </table:table-cell>
          <table:table-cell table:formula="of:=[.D123]+[.H1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4]-[.B124] &gt; 0; [.C124]-[.B1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4]-[.F124] &gt; 0; [.G124]-[.F124]; 0)" office:value-type="time" office:time-value="PT00H00M00S" calcext:value-type="time">
            <text:p>00:00</text:p>
          </table:table-cell>
          <table:table-cell table:formula="of:=[.D124]+[.H1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25]-[.B125] &gt; 0; [.C125]-[.B12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7]-[.B127] &gt; 0; [.C127]-[.B1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08:06:57.7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02T10:30:43.406000000</dc:date>
    <dc:creator>Benjamin Laws</dc:creator>
    <meta:editing-duration>P24DT25M55S</meta:editing-duration>
    <meta:editing-cycles>641</meta:editing-cycles>
    <meta:generator>LibreOffice/7.2.6.2$Windows_X86_64 LibreOffice_project/b0ec3a565991f7569a5a7f5d24fed7f52653d754</meta:generator>
    <meta:document-statistic meta:table-count="2" meta:cell-count="905" meta:object-count="0"/>
  </office:meta>
</office:document-meta>
</file>